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47 - <text:date style:data-style-name="N75" text:date-value="2010-09-16T21:24:37">Sep 16,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4</text:p>
          <text:p text:style-name="P16">Introduction<text:tab/>5</text:p>
          <text:p text:style-name="P17">How it works<text:tab/>6</text:p>
          <text:p text:style-name="P17">Nomenclature<text:tab/>7</text:p>
          <text:p text:style-name="P17">Edit buttons<text:tab/>8</text:p>
          <text:p text:style-name="P17">Navigation<text:tab/>8</text:p>
          <text:p text:style-name="P17">Editing and Saving<text:tab/>9</text:p>
          <text:p text:style-name="P16">Main Screen<text:tab/>10</text:p>
          <text:p text:style-name="P17">General view<text:tab/>10</text:p>
          <text:p text:style-name="P17">Statistics Screens Statistics Screens<text:tab/>11</text:p>
          <text:p text:style-name="P16">General Settings<text:tab/>12</text:p>
          <text:p text:style-name="P17">Basic Setup (1/7)<text:tab/>13</text:p>
          <text:p text:style-name="P17">Setup Options (2/7)<text:tab/>14</text:p>
          <text:p text:style-name="P17">PPM In (3/7)<text:tab/>15</text:p>
          <text:p text:style-name="P17">Version Info (4/7)<text:tab/>15</text:p>
          <text:p text:style-name="P17">Diagnostics (5/7)<text:tab/>16</text:p>
          <text:p text:style-name="P17">Analog Inputs (6/7)<text:tab/>16</text:p>
          <text:p text:style-name="P17">Calibration (7/7)<text:tab/>17</text:p>
          <text:p text:style-name="P16">Model Setup<text:tab/>18</text:p>
          <text:p text:style-name="P17">Model Select (1/8)<text:tab/>19</text:p>
          <text:p text:style-name="P17">Model Setup (2/8)<text:tab/>20</text:p>
          <text:p text:style-name="P17">Expo/Dr (3/8)<text:tab/>22</text:p>
          <text:p text:style-name="P18">Triple Dr Example<text:tab/>22</text:p>
          <text:p text:style-name="P17">Mixer (4/8)<text:tab/>23</text:p>
          <text:p text:style-name="P18">Main Screen<text:tab/>23</text:p>
          <text:p text:style-name="P18">Edit Mix<text:tab/>24</text:p>
          <text:p text:style-name="P17">Limits (5/8)<text:tab/>26</text:p>
          <text:p text:style-name="P17">Curves (6/8)<text:tab/>27</text:p>
          <text:p text:style-name="P17">Custom Switches (7/8)<text:tab/>28</text:p>
          <text:p text:style-name="P17">Templates (8/8)<text:tab/>29</text:p>
          <text:p text:style-name="P16">Examples<text:tab/>30</text:p>
          <text:p text:style-name="P17">Programming a throttle cut<text:tab/>30</text:p>
          <text:p text:style-name="P16">Build and Program Instructions<text:tab/>32</text:p>
          <text:p text:style-name="P17">Building from Source<text:tab/>32</text:p>
          <text:p text:style-name="P17">Flashing <text:tab/>32</text:p>
          <text:p text:style-name="P17">make targets<text:tab/>33</text:p>
          <text:p text:style-name="P17">make options <text:tab/>33</text:p>
          <text:p text:style-name="P16">MORE<text:tab/>34</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720144919"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35140476"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3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03499369"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42595153"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431726795"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044929524"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This chooses a switch which can be used to turn on a backlight if connected.</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1720676882"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1177458215"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894608203"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705242382"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782918716"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item>
              <text:p text:style-name="P29">TRIM-&gt;subTRIM <text:s/>[MENU]: <text:s/>Pressing [MENU LONG] here will copy the trims to the subtrims and zero them.</text:p>
            </text:list-item>
            <text:list-item>
              <text:p text:style-name="P29">DELETE MODEL <text:s text:c="2"/>[MENU]: Guess....<text:line-break/>This deletes the current model. <text:s/>You need to press [MENU LONG] for that to happen though.</text:p>
            </text:list-item>
          </text:list>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588201491"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276961812"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1425479692"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238933368"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63590711"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375876018"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low.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244363348"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977803588"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6T21:24:37</dc:date>
    <meta:editing-duration>PT14H40M34S</meta:editing-duration>
    <meta:editing-cycles>180</meta:editing-cycles>
    <meta:generator>OpenOffice.org/3.2$Unix OpenOffice.org_project/320m12$Build-9483</meta:generator>
    <meta:document-statistic meta:table-count="0" meta:image-count="2" meta:object-count="0" meta:page-count="33" meta:paragraph-count="373" meta:word-count="6050" meta:character-count="33609"/>
    <dc:creator>erez </dc:creator>
  </office:meta>
</office:document-meta>
</file>